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20.07cm" fo:min-width="19.82cm" fo:padding-top="0.176cm" fo:padding-bottom="0.176cm" fo:padding-left="0.301cm" fo:padding-right="0.301cm"/>
    </style:style>
    <style:style style:name="gr2" style:family="graphic" style:parent-style-name="objectwithoutfill">
      <style:graphic-properties draw:stroke="dash" draw:stroke-dash="_32__20_Dots_20_1_20_Dash"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102cm" svg:stroke-color="#00cc00" draw:marker-start="Arrow" draw:marker-start-width="0.254cm" draw:marker-end="Arrow" draw:marker-end-width="0.254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00cc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ff0000" draw:marker-start="Arrow" draw:marker-start-width="0.254cm" draw:marker-end="Arrow" draw:marker-end-width="0.254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dash" draw:stroke-dash="Fine_20_Dashed" svg:stroke-width="0.102cm" svg:stroke-color="#ff6600" draw:marker-start-width="0.508cm" draw:marker-end-width="0.508cm" draw:fill="none" draw:textarea-horizontal-align="justify" draw:textarea-vertical-align="middle" draw:auto-grow-height="false" fo:min-height="7.297cm" fo:min-width="7.047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02cm" svg:stroke-color="#ff6600" draw:marker-start-width="0.508cm" draw:marker-end-width="0.508cm" draw:fill="none" draw:textarea-horizontal-align="justify" draw:textarea-vertical-align="middle" draw:auto-grow-height="false" fo:min-height="7.745cm" fo:min-width="7.495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20.32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cm" svg:y1="10.16cm" svg:x2="20.32cm" svg:y2="10.16cm">
          <text:p/>
        </draw:line>
        <draw:line draw:style-name="gr2" draw:text-style-name="P1" draw:layer="layout" svg:x1="10.16cm" svg:y1="0cm" svg:x2="10.16cm" svg:y2="20.32cm">
          <text:p/>
        </draw:line>
        <draw:custom-shape draw:style-name="gr3" draw:text-style-name="P2" xml:id="id3" draw:id="id3" draw:layer="layout" svg:width="0.508cm" svg:height="0.508cm" svg:x="6.477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498cm" svg:y="10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287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0.508cm" svg:height="0.508cm" svg:x="2.206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0.508cm" svg:height="0.508cm" svg:x="3.303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0.508cm" svg:height="0.508cm" svg:x="5.842cm" svg:y="14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0.508cm" svg:height="0.508cm" svg:x="13.843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0.508cm" svg:height="0.508cm" svg:x="16.13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508cm" svg:height="0.508cm" svg:x="16.51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508cm" svg:height="0.508cm" svg:x="16.129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398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445cm" svg:y="7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3.024cm" svg:y="15.0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08cm" svg:height="0.508cm" svg:x="4.572cm" svg:y="19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446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5.494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6.256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954cm" svg:y="17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9.558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4.826cm" svg:y="2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6.60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.905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9.43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64cm" svg:y1="4.339cm" svg:x2="3.377cm" svg:y2="5.049cm" draw:start-shape="id1" draw:start-glue-point="9" draw:end-shape="id2" draw:end-glue-point="5" svg:d="M2640 4339l737 710" svg:viewBox="0 0 738 711">
          <text:p/>
        </draw:connector>
        <draw:connector draw:style-name="gr5" draw:text-style-name="P1" draw:layer="layout" draw:type="line" svg:x1="6.731cm" svg:y1="12.954cm" svg:x2="6.276cm" svg:y2="14.106cm" draw:start-shape="id3" draw:start-glue-point="8" draw:end-shape="id4" draw:end-glue-point="11" svg:d="M6731 12954l-455 1152" svg:viewBox="0 0 456 1153">
          <text:p/>
        </draw:connector>
        <draw:connector draw:style-name="gr6" draw:text-style-name="P1" draw:layer="layout" draw:type="line" svg:x1="16.764cm" svg:y1="2.794cm" svg:x2="16.383cm" svg:y2="3.637cm" draw:start-shape="id5" draw:start-glue-point="8" draw:end-shape="id6" draw:end-glue-point="4" svg:d="M16764 2794l-381 843" svg:viewBox="0 0 382 844">
          <text:p/>
        </draw:connector>
        <draw:connector draw:style-name="gr5" draw:text-style-name="P1" draw:layer="layout" draw:type="line" svg:x1="14.277cm" svg:y1="14.912cm" svg:x2="16.13cm" svg:y2="15.362cm" draw:start-shape="id7" draw:start-glue-point="9" draw:end-shape="id8" draw:end-glue-point="6" svg:d="M14277 14912l1853 450" svg:viewBox="0 0 1854 451">
          <text:p/>
        </draw:connector>
        <draw:custom-shape draw:style-name="gr7" draw:text-style-name="P1" draw:layer="layout" svg:width="7.647cm" svg:height="7.647cm" svg:x="1.243cm" svg:y="1.24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0.026cm" svg:y1="6.096cm" svg:x2="1.169cm" svg:y2="6.096cm">
          <text:p/>
        </draw:line>
        <draw:custom-shape draw:style-name="gr8" draw:text-style-name="P1" draw:layer="layout" svg:width="8.095cm" svg:height="8.095cm" svg:x="11.176cm" svg:y="1.1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line" svg:x1="17.265cm" svg:y1="0.847cm" svg:x2="17.283cm" svg:y2="1.038cm" svg:d="M17265 847l18 191" svg:viewBox="0 0 19 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 </meta:initial-creator>
    <meta:creation-date>2016-10-15T22:03:25.391617246</meta:creation-date>
    <dc:date>2016-10-15T22:58:19.214325042</dc:date>
    <dc:creator>and </dc:creator>
    <meta:editing-duration>PT16M12S</meta:editing-duration>
    <meta:editing-cycles>4</meta:editing-cycles>
    <meta:generator>LibreOffice/5.0.6.2$Linux_X86_64 LibreOffice_project/00m0$Build-2</meta:generator>
    <meta:document-statistic meta:object-count="34"/>
  </office:meta>
</office:document-meta>
</file>